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5d21" officeooo:paragraph-rsid="00055d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Ultrasonic.h&gt;</text:p>
      <text:p text:style-name="P1"/>
      <text:p text:style-name="P1">//Define os pinos para o trigger e echo</text:p>
      <text:p text:style-name="P1">#define echoPin 13 // Recebe o pulso do echo</text:p>
      <text:p text:style-name="P1">#define trigPin 6 // Envia o pulso para gerar echo</text:p>
      <text:p text:style-name="P1"/>
      <text:p text:style-name="P1">int ledVerde = 8;</text:p>
      <text:p text:style-name="P1">int ledVermelho = 9;</text:p>
      <text:p text:style-name="P1"/>
      <text:p text:style-name="P1">//Inicializa o sensor nos pinos definidos acima</text:p>
      <text:p text:style-name="P1">Ultrasonic ultrasonic(6,13);</text:p>
      <text:p text:style-name="P1"/>
      <text:p text:style-name="P1">void setup() {</text:p>
      <text:p text:style-name="P1"><text:s text:c="2"/>Serial.begin(9600);</text:p>
      <text:p text:style-name="P1"><text:s text:c="2"/>pinMode(echoPin, INPUT);</text:p>
      <text:p text:style-name="P1"><text:s text:c="2"/>pinMode(trigPin, OUTPUT);</text:p>
      <text:p text:style-name="P1"><text:s text:c="2"/>pinMode(ledVerde, OUTPUT);</text:p>
      <text:p text:style-name="P1"><text:s text:c="2"/>pinMode(ledVermelho, OUTPUT);</text:p>
      <text:p text:style-name="P1">}</text:p>
      <text:p text:style-name="P1"/>
      <text:p text:style-name="P1">void loop() {</text:p>
      <text:p text:style-name="P1"><text:s text:c="2"/>digitalWrite(trigPin, LOW);</text:p>
      <text:p text:style-name="P1"><text:s text:c="2"/>delayMicroseconds(2);</text:p>
      <text:p text:style-name="P1"><text:s text:c="2"/>digitalWrite(trigPin, HIGH);</text:p>
      <text:p text:style-name="P1"><text:s text:c="2"/>delayMicroseconds(10);</text:p>
      <text:p text:style-name="P1"><text:s text:c="2"/>digitalWrite(trigPin, LOW);</text:p>
      <text:p text:style-name="P1"><text:s text:c="2"/>int distanciaCentimetros = (ultrasonic.distanceRead()); //(ultrasonic.Ranging(CM));</text:p>
      <text:p text:style-name="P1"><text:s text:c="2"/>Serial.print("Distância em centimetros = ");</text:p>
      <text:p text:style-name="P1"><text:s text:c="2"/>Serial.print(distanciaCentimetros);</text:p>
      <text:p text:style-name="P1"><text:s text:c="2"/></text:p>
      <text:p text:style-name="P1"><text:s text:c="2"/>if(distanciaCentimetros &lt; 5){</text:p>
      <text:p text:style-name="P1"><text:s text:c="4"/>digitalWrite(ledVerde, HIGH);</text:p>
      <text:p text:style-name="P1"><text:s text:c="4"/>delayMicroseconds(10);</text:p>
      <text:p text:style-name="P1"><text:s text:c="4"/>digitalWrite(ledVerde, LOW);</text:p>
      <text:p text:style-name="P1"><text:s text:c="2"/>} else {</text:p>
      <text:p text:style-name="P1"><text:s text:c="4"/>digitalWrite(ledVermelho, HIGH);</text:p>
      <text:p text:style-name="P1"><text:s text:c="4"/>delayMicroseconds(10);</text:p>
      <text:p text:style-name="P1"><text:s text:c="4"/>digitalWrite(ledVermelho, LOW);</text:p>
      <text:p text:style-name="P1"><text:s text:c="2"/>}</text:p>
      <text:p text:style-name="P1"><text:s text:c="2"/></text:p>
      <text:p text:style-name="P1"><text:s text:c="2"/>delay(1000); <text:s/>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0:57:47.495964461</meta:creation-date>
    <dc:date>2018-01-18T11:00:17.206675829</dc:date>
    <meta:editing-duration>PT2M32S</meta:editing-duration>
    <meta:editing-cycles>1</meta:editing-cycles>
    <meta:document-statistic meta:table-count="0" meta:image-count="0" meta:object-count="0" meta:page-count="1" meta:paragraph-count="37" meta:word-count="100" meta:character-count="985" meta:non-whitespace-character-count="856"/>
    <meta:generator>LibreOffice/5.1.6.2$Linux_X86_64 LibreOffice_project/10m0$Build-2</meta:generator>
  </office:meta>
</office:document-meta>
</file>